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0ec39b"/>
    </style:style>
    <style:style style:name="P2" style:family="paragraph" style:parent-style-name="Standard">
      <style:text-properties officeooo:paragraph-rsid="000ec39b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letter-spacing="normal" fo:font-weight="normal" officeooo:paragraph-rsid="000ec39b" style:letter-kerning="false" style:font-size-asian="12pt" style:font-weight-asian="normal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0pt" fo:font-weight="normal" style:font-size-asian="10pt" style:font-weight-asian="normal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0pt" fo:font-weight="normal" style:font-size-asian="10pt" style:font-weight-asian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0pt" fo:font-weight="normal" style:font-size-asian="10pt" style:font-weight-asian="normal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0pt" fo:letter-spacing="normal" fo:font-weight="normal" officeooo:paragraph-rsid="000ec39b" style:letter-kerning="true" style:font-size-asian="10pt" style:font-weight-asian="normal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1.913cm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0ec39b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1.913cm" style:type="center"/>
        </style:tab-stops>
      </style:paragraph-properties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officeooo:paragraph-rsid="000ec39b"/>
    </style:style>
    <style:style style:name="P16" style:family="paragraph" style:parent-style-name="Standard" style:master-page-name="Standard">
      <style:paragraph-properties fo:margin-left="0cm" fo:margin-right="0cm" fo:text-indent="0cm" style:auto-text-indent="false" style:page-number="auto"/>
      <style:text-properties fo:color="#000000" style:font-name="TimesNewRomanPSMT" fo:font-size="12pt" style:font-size-asian="12pt"/>
    </style:style>
    <style:style style:name="P17" style:family="paragraph" style:parent-style-name="Standard">
      <style:paragraph-properties fo:margin-left="0cm" fo:margin-right="0.589cm" fo:text-align="justify" style:justify-single-word="false" fo:text-indent="0cm" style:auto-text-indent="false">
        <style:tab-stops>
          <style:tab-stop style:position="0cm"/>
          <style:tab-stop style:position="11.908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8" style:family="paragraph" style:parent-style-name="Standard">
      <style:paragraph-properties fo:margin-left="0cm" fo:margin-right="0.589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letter-spacing="normal" fo:font-weight="normal" officeooo:paragraph-rsid="000ec39b" style:letter-kerning="false" style:font-size-asian="12pt" style:font-weight-asian="normal"/>
    </style:style>
    <style:style style:name="T1" style:family="text">
      <style:text-properties fo:color="#000000" style:font-name="TimesNewRomanPSMT" fo:font-size="14pt" fo:font-weight="bold" style:font-size-asian="14pt" style:font-weight-asian="bold"/>
    </style:style>
    <style:style style:name="T2" style:family="text">
      <style:text-properties fo:color="#000000" style:font-name="TimesNewRomanPSMT" fo:font-size="12pt" fo:font-weight="bold" style:font-size-asian="12pt" style:font-weight-asian="bold"/>
    </style:style>
    <style:style style:name="T3" style:family="text">
      <style:text-properties fo:color="#000000" style:font-name="TimesNewRomanPSMT" fo:font-size="12pt" fo:font-weight="bold" style:font-size-asian="12pt" style:font-weight-asian="bold" style:font-weight-complex="bold"/>
    </style:style>
    <style:style style:name="T4" style:family="text">
      <style:text-properties fo:color="#000000" style:font-name="TimesNewRomanPSMT" fo:font-size="12pt" fo:font-weight="normal" style:font-size-asian="12pt" style:font-weight-asian="normal"/>
    </style:style>
    <style:style style:name="T5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6" style:family="text">
      <style:text-properties fo:color="#000000" style:font-name="TimesNewRomanPSMT" fo:font-size="8pt" fo:font-weight="normal" style:font-size-asian="8pt" style:font-weight-asian="normal"/>
    </style:style>
    <style:style style:name="T7" style:family="text">
      <style:text-properties fo:color="#000000" style:font-name="TimesNewRomanPSMT" fo:font-size="8pt" fo:font-weight="bold" style:font-size-asian="8pt" style:font-weight-asian="bold"/>
    </style:style>
    <style:style style:name="T8" style:family="text">
      <style:text-properties fo:color="#000000" style:font-name="TimesNewRomanPSMT" fo:font-size="10pt" fo:font-weight="normal" style:font-size-asian="10pt" style:font-weight-asian="normal"/>
    </style:style>
    <style:style style:name="T9" style:family="text">
      <style:text-properties fo:color="#000000" fo:font-size="12pt" fo:letter-spacing="normal" fo:font-weight="normal" style:letter-kerning="false" style:font-size-asian="12pt" style:font-weight-asian="normal"/>
    </style:style>
    <style:style style:name="T10" style:family="text">
      <style:text-properties fo:color="#000000" style:font-name="Times New Roman" fo:font-size="12pt" fo:font-weight="normal" style:font-size-asian="12pt" style:font-weight-asian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0"><text:span text:style-name="T1">Dichiarazione sostitutiva di certificazione </text:span></text:p>
      <text:p text:style-name="P10"><text:span text:style-name="T2">(Art. 46 T.U. 28-12-2000 n.445)</text:span></text:p>
      <text:p text:style-name="P5"/>
      <text:p text:style-name="P1"><text:span text:style-name="T9">I</text:span>o sottoscritt{%= @oa %} <text:span text:style-name="T11">{%= @persona.nome %} {%= @persona.cognome %}</text:span>, codice fiscale <text:span text:style-name="T11">{%= @persona.codice_fiscale %}</text:span>,</text:p>
      <text:p text:style-name="P2"><text:span text:style-name="T12">nat{%= @oa%} a </text:span><text:span text:style-name="T13">{%= @persona.comune_nascita %}</text:span><text:span text:style-name="T12"> il </text:span><text:span text:style-name="T13">{%= @persona.data_nascita.lformat(:short) %}</text:span><text:span text:style-name="T12">, </text:span></text:p>
      <text:p text:style-name="P15"><text:span text:style-name="T4">residente a </text:span><text:span text:style-name="T3">{%= @persona.indirizzo_residenza.comune %}</text:span><text:span text:style-name="T4"> in </text:span><text:span text:style-name="T3">{%= @persona.indirizzo_residenza.to_s %}</text:span><text:span text:style-name="T5">,</text:span></text:p>
      <text:p text:style-name="P13"><text:span text:style-name="T4">consapevole delle sanzioni penali, nel caso di dichiarazioni non veritiere, di formazione o uso di atti falsi, richiamate dall'art.76 del D.P.R. 445 del 28 Dicembre 2000</text:span></text:p>
      <text:p text:style-name="P6"/>
      <text:p text:style-name="P10"><text:span text:style-name="T2">DICHIARO</text:span></text:p>
      <text:p text:style-name="P5"/>
      <text:p text:style-name="P11"><text:span text:style-name="T4">di godere dei diritti politici</text:span></text:p>
      <text:p text:style-name="P6"/>
      <text:p text:style-name="P1">Dichiaro di essere informat{%= @oa %}, ai sensi e per gli effetti <text:s/>di <text:s/>cui all'art.13 del Dlgs 196/2003, che <text:s/>i <text:s/>dati personali raccolti saranno trattati, <text:s/>anche con strumenti informatici, esclusivamente nell' ambito del procedimento per il quale la presente dichiarazione viene resa.</text:p>
      <text:p text:style-name="P18"/>
      <text:p text:style-name="P4"/>
      <text:p text:style-name="P4"/>
      <text:p text:style-name="P4"/>
      <text:p text:style-name="P8"/>
      <text:p text:style-name="P13"><text:span text:style-name="T5">……………………………, <text:s/></text:span><text:span text:style-name="T10">li <text:s/>{%= @data %}</text:span></text:p>
      <text:p text:style-name="P11"><text:span text:style-name="T4"><text:s text:c="18"/></text:span><text:span text:style-name="T6">(luogo)</text:span></text:p>
      <text:p text:style-name="P14"><text:span text:style-name="T8"><text:tab/></text:span><text:span text:style-name="T4">………………………………</text:span></text:p>
      <text:p text:style-name="P9"/>
      <text:p text:style-name="P14"><text:span text:style-name="T6"><text:tab/>(firma non autenticata)</text:span></text:p>
      <text:p text:style-name="P7"/>
      <text:p text:style-name="P12"><text:span text:style-name="T7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9cm" fo:margin-bottom="2.549cm" fo:margin-left="2cm" fo:margin-right="2cm" style:writing-mode="lr-tb" style:layout-grid-color="#c0c0c0" style:layout-grid-lines="228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MacOSX_x86 LibreOffice_project/3fd416d4c6db7d3204c17ce57a1d70f6e531ee21</meta:generator>
    <meta:document-statistic meta:table-count="0" meta:image-count="0" meta:object-count="0" meta:page-count="1" meta:paragraph-count="14" meta:word-count="163" meta:character-count="1227" meta:non-whitespace-character-count="1046"/>
  </office:meta>
</office:document-meta>
</file>